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52" number:language="es" number:country="V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052"/>
    <style:style style:name="ce7" style:family="table-cell" style:parent-style-name="Default" style:data-style-name="N0"/>
    <style:style style:name="ce2" style:family="table-cell" style:parent-style-name="Default" style:data-style-name="N1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TABILIDAD0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USERS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IPCION</text:p>
          </table:table-cell>
          <table:table-cell table:style-name="Default" office:value-type="string" calcext:value-type="string">
            <text:p>DEBE</text:p>
          </table:table-cell>
          <table:table-cell table:style-name="Default" office:value-type="string" calcext:value-type="string">
            <text:p>HABER</text:p>
          </table:table-cell>
          <table:table-cell office:value-type="string" calcext:value-type="string">
            <text:p>TIPO_PAGO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CUENT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19-11-24" calcext:value-type="date">
            <text:p>2019-11-24 00:00:00</text:p>
          </table:table-cell>
          <table:table-cell office:value-type="string" calcext:value-type="string">
            <text:p>Corte De Deuda</text:p>
          </table:table-cell>
          <table:table-cell office:value-type="float" office:value="20642000" calcext:value-type="float">
            <text:p>20642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drive.google.com/file/d/1H5afhrsH7KsXfqrCZNWj7nOspBnIVxPI/view" xlink:type="simple">https://drive.google.com/file/d/1H5afhrsH7KsXfqrCZNWj7nOspBnIVxPI/view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308" calcext:value-type="float">
            <text:p>37308</text:p>
          </table:table-cell>
          <table:table-cell table:style-name="ce3" office:value-type="string" calcext:value-type="string">
            <text:p><text:a xlink:href="https://drive.google.com/file/d/1HAu-XCmzFhIS-1WODqE2UcfwHD0CdZwu/view" xlink:type="simple">https://drive.google.com/file/d/1HAu-XCmzFhIS-1WODqE2UcfwHD0CdZwu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97" calcext:value-type="float">
            <text:p>81797</text:p>
          </table:table-cell>
          <table:table-cell table:style-name="ce3" office:value-type="string" calcext:value-type="string">
            <text:p><text:a xlink:href="https://drive.google.com/file/d/1HC0kXrGQXRRLc7JzwMTdahlTNiAgVHrq/view" xlink:type="simple">https://drive.google.com/file/d/1HC0kXrGQXRRLc7JzwMTdahlTNiAgVHrq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00000" calcext:value-type="float">
            <text:p>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315" calcext:value-type="float">
            <text:p>99315</text:p>
          </table:table-cell>
          <table:table-cell table:style-name="ce3" office:value-type="string" calcext:value-type="string">
            <text:p><text:a xlink:href="https://drive.google.com/file/d/1HQrXxH5F3OMbN3PrNXccyd3rXoXNKK7L/view" xlink:type="simple">https://drive.google.com/file/d/1HQrXxH5F3OMbN3PrNXccyd3rXoXNKK7L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778" calcext:value-type="float">
            <text:p>30778</text:p>
          </table:table-cell>
          <table:table-cell table:style-name="ce3" office:value-type="string" calcext:value-type="string">
            <text:p><text:a xlink:href="https://drive.google.com/file/d/1HLCHUgcqBzz8jAYxzXpScoCihFtgquzd/view" xlink:type="simple">https://drive.google.com/file/d/1HLCHUgcqBzz8jAYxzXpScoCihFtgquzd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4" calcext:value-type="date">
            <text:p>2019-12-04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00000" calcext:value-type="float">
            <text:p>2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12" calcext:value-type="float">
            <text:p>73412</text:p>
          </table:table-cell>
          <table:table-cell table:style-name="ce3" office:value-type="string" calcext:value-type="string">
            <text:p><text:a xlink:href="https://drive.google.com/file/d/1HTfd4EceAJ4j537IDgMTC5qUObUPj5Op/view" xlink:type="simple">https://drive.google.com/file/d/1HTfd4EceAJ4j537IDgMTC5qUObUPj5Op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6" calcext:value-type="date">
            <text:p>2019-12-06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807" calcext:value-type="float">
            <text:p>70807</text:p>
          </table:table-cell>
          <table:table-cell table:style-name="ce3" office:value-type="string" calcext:value-type="string">
            <text:p><text:a xlink:href="https://drive.google.com/file/d/1H_r2jjoZQ0E9glV_q3OxJFy2S75-qmH0/view" xlink:type="simple">https://drive.google.com/file/d/1H_r2jjoZQ0E9glV_q3OxJFy2S75-qmH0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7" calcext:value-type="date">
            <text:p>2019-12-07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549" calcext:value-type="float">
            <text:p>45549</text:p>
          </table:table-cell>
          <table:table-cell table:style-name="ce3" office:value-type="string" calcext:value-type="string">
            <text:p><text:a xlink:href="https://drive.google.com/file/d/1Hj8RObckpOgiInpaduJThch3H2XO_trh/view" xlink:type="simple">https://drive.google.com/file/d/1Hj8RObckpOgiInpaduJThch3H2XO_trh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ono deuda Efectivo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00000" calcext:value-type="float">
            <text:p>900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uno deuda Botella de remedio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2" calcext:value-type="date">
            <text:p>2019-12-12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788" calcext:value-type="float">
            <text:p>87788</text:p>
          </table:table-cell>
          <table:table-cell table:style-name="ce3" office:value-type="string" calcext:value-type="string">
            <text:p><text:a xlink:href="https://drive.google.com/file/d/1HjIGOGqgIlmXRnH-LDNX0vbHZvciigcQ/view" xlink:type="simple">https://drive.google.com/file/d/1HjIGOGqgIlmXRnH-LDNX0vbHZvciigcQ/view</text:a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00000" calcext:value-type="float">
            <text:p>7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30305" calcext:value-type="float">
            <text:p>3030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94010" calcext:value-type="float">
            <text:p>9401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4579" calcext:value-type="float">
            <text:p>44579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00000" calcext:value-type="float">
            <text:p>25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3787" calcext:value-type="float">
            <text:p>1378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2019-12-30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50000" calcext:value-type="float">
            <text:p>1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86" calcext:value-type="float">
            <text:p>378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2019-12-30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50000" calcext:value-type="float">
            <text:p>1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290" calcext:value-type="float">
            <text:p>9229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style-name="ce2" table:number-columns-repeated="3"/>
          <table:table-cell/>
        </table:table-row>
        <table:table-row table:style-name="ro1" table:number-rows-repeated="6">
          <table:table-cell table:number-columns-repeated="12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VEF</number:currency-symbol>
    </number:currency-style>
    <number:number-style style:name="N110" number:title="Definido por el usuario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0P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>VEF</number:currency-symbol>
    </number:currency-style>
    <number:currency-style style:name="N111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EF</number:currency-symbol>
      <style:map style:condition="value()&gt;=0" style:apply-style-name="N111P0"/>
    </number:currency-style>
    <number:date-style style:name="N10107" number:language="es" number:country="VE">
      <number:day number:style="long"/>
      <number:text>-</number:text>
      <number:month number:style="long"/>
      <number:text>-</number:text>
      <number:year number:style="long"/>
    </number:date-style>
    <number:currency-style style:name="N10109P0" style:volatile="true" number:language="es" number:country="V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109" number:language="es" number:country="VE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08:17:50.5374524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2:50:01.193105764</meta:creation-date>
    <dc:date>2019-12-30T08:25:58.432514233</dc:date>
    <meta:editing-duration>PT10M49S</meta:editing-duration>
    <meta:editing-cycles>4</meta:editing-cycles>
    <meta:generator>LibreOffice/6.0.7.3$Linux_X86_64 LibreOffice_project/00m0$Build-3</meta:generator>
    <meta:document-statistic meta:table-count="1" meta:cell-count="210" meta:object-count="0"/>
  </office:meta>
</office:document-meta>
</file>